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F16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16Reader.expectedTwo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TF16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16Reader.processBE( final char ch [ ] , int offset , final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TF16Reader.rea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TF16Reader.UTF16Reader( InputStream inputStream , byte [ ] buffer , boolean isBigEndian , MessageFormatter messageFormatt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TF16Reader.mark( int readAh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16Reader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16Reader.processLE( final char ch [ ] , int offset , final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TF16Reader.UTF16Reader( InputStream inputStream , boolean isBigEndian , MessageFormatter messageFormatt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16Rea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TF16Reader.UTF16Reader( InputStream inputStream , boolean isBigEndi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TF16Reader.read( char ch [ ] , int offset , int leng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UTF16Reader.skip( long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TF16Reader.UTF16Reader( InputStream inputStream , int size , boolean isBigEndian , MessageFormatter messageFormatt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